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8e31" officeooo:paragraph-rsid="000e8e31"/>
    </style:style>
    <style:style style:name="P2" style:family="paragraph" style:parent-style-name="Standard">
      <style:text-properties style:text-underline-style="solid" style:text-underline-width="auto" style:text-underline-color="font-color" officeooo:rsid="000e8e31" officeooo:paragraph-rsid="000e8e31"/>
    </style:style>
    <style:style style:name="P3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0e8e31" officeooo:paragraph-rsid="000e8e31"/>
    </style:style>
    <style:style style:name="P4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0ff0b9" officeooo:paragraph-rsid="000ff0b9"/>
    </style:style>
    <style:style style:name="P5" style:family="paragraph" style:parent-style-name="Standard">
      <style:paragraph-properties fo:margin-left="0.5in" fo:margin-right="0in" fo:text-indent="0in" style:auto-text-indent="false"/>
      <style:text-properties officeooo:rsid="000e8e31" officeooo:paragraph-rsid="000e8e31"/>
    </style:style>
    <style:style style:name="P6" style:family="paragraph" style:parent-style-name="Standard">
      <style:paragraph-properties fo:margin-left="0.5in" fo:margin-right="0in" fo:text-indent="0in" style:auto-text-indent="false"/>
      <style:text-properties officeooo:rsid="0011a0ea" officeooo:paragraph-rsid="0011a0e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officeooo:rsid="00138ca6" officeooo:paragraph-rsid="00138ca6"/>
    </style:style>
    <style:style style:name="P8" style:family="paragraph" style:parent-style-name="Standard">
      <style:paragraph-properties fo:margin-left="0.5in" fo:margin-right="0in" fo:text-indent="0in" style:auto-text-indent="false"/>
      <style:text-properties officeooo:rsid="0016ae1a" officeooo:paragraph-rsid="0016ae1a"/>
    </style:style>
    <style:style style:name="P9" style:family="paragraph" style:parent-style-name="Standard">
      <style:paragraph-properties fo:margin-left="0.5in" fo:margin-right="0in" fo:text-indent="0in" style:auto-text-indent="false"/>
      <style:text-properties officeooo:rsid="0017feb5" officeooo:paragraph-rsid="0017feb5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officeooo:rsid="00187784" officeooo:paragraph-rsid="00187784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officeooo:rsid="0019e44f" officeooo:paragraph-rsid="0019e44f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officeooo:rsid="001ba0b1" officeooo:paragraph-rsid="001ba0b1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officeooo:rsid="001d0311" officeooo:paragraph-rsid="001d0311"/>
    </style:style>
    <style:style style:name="P14" style:family="paragraph" style:parent-style-name="Standard">
      <style:paragraph-properties fo:margin-left="0.5in" fo:margin-right="0in" fo:text-indent="0in" style:auto-text-indent="false"/>
      <style:text-properties officeooo:rsid="001f4ec1" officeooo:paragraph-rsid="001f4ec1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rsid="0020dea5" officeooo:paragraph-rsid="0020dea5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officeooo:rsid="00217b71" officeooo:paragraph-rsid="00217b71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officeooo:rsid="0022e4a8" officeooo:paragraph-rsid="0022e4a8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officeooo:rsid="0024bc2b" officeooo:paragraph-rsid="0024bc2b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officeooo:rsid="0024c641" officeooo:paragraph-rsid="0024c641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0ff0b9" officeooo:paragraph-rsid="000ff0b9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1a0ea" officeooo:paragraph-rsid="0011a0e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38ca6" officeooo:paragraph-rsid="00138ca6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6ae1a" officeooo:paragraph-rsid="0016ae1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7feb5" officeooo:paragraph-rsid="0017feb5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87784" officeooo:paragraph-rsid="00187784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9e44f" officeooo:paragraph-rsid="0019e44f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f4ec1" officeooo:paragraph-rsid="001f4ec1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17b71" officeooo:paragraph-rsid="00217b71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2e4a8" officeooo:paragraph-rsid="0022e4a8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4bc2b" officeooo:paragraph-rsid="0024bc2b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24c641" officeooo:paragraph-rsid="0024c641"/>
    </style:style>
    <style:style style:name="P32" style:family="paragraph" style:parent-style-name="Standard">
      <style:paragraph-properties fo:margin-left="0in" fo:margin-right="0in" fo:text-indent="0in" style:auto-text-indent="false"/>
      <style:text-properties officeooo:rsid="0013d884" officeooo:paragraph-rsid="0013d884"/>
    </style:style>
    <style:style style:name="P33" style:family="paragraph" style:parent-style-name="Standard">
      <style:paragraph-properties fo:margin-left="0in" fo:margin-right="0in" fo:text-indent="0in" style:auto-text-indent="false"/>
      <style:text-properties officeooo:rsid="0024bc2b" officeooo:paragraph-rsid="0024bc2b"/>
    </style:style>
    <style:style style:name="P34" style:family="paragraph" style:parent-style-name="Standard" style:master-page-name="">
      <style:paragraph-properties fo:margin-left="0.5in" fo:margin-right="0in" fo:text-indent="0in" style:auto-text-indent="false" style:page-number="auto"/>
      <style:text-properties style:text-underline-style="none" fo:font-weight="normal" officeooo:rsid="000e8e31" officeooo:paragraph-rsid="0017feb5" style:font-weight-asian="normal" style:font-weight-complex="normal"/>
    </style:style>
    <style:style style:name="P35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27dc92" officeooo:paragraph-rsid="0027dc92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text-underline-style="none" fo:font-weight="normal" officeooo:rsid="0017feb5" officeooo:paragraph-rsid="0017feb5" style:font-weight-asian="normal" style:font-weight-complex="normal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officeooo:rsid="0027dc92" officeooo:paragraph-rsid="0027dc92"/>
    </style:style>
    <style:style style:name="P38" style:family="paragraph" style:parent-style-name="Standard">
      <style:text-properties style:text-underline-style="solid" style:text-underline-width="auto" style:text-underline-color="font-color" officeooo:rsid="000e8e31" officeooo:paragraph-rsid="000e8e3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7feb5"/>
    </style:style>
    <style:style style:name="T4" style:family="text">
      <style:text-properties officeooo:rsid="001877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Problem signal</text:span><text:span text:style-name="T3">s</text:span>: <text:s/><text:span text:style-name="T1"><text:s/></text:span></text:p>
      <text:p text:style-name="P34">/!</text:p>
      <text:p text:style-name="P36">validation: FAIL</text:p>
      <text:p text:style-name="P2">Incorrect configuration file:</text:p>
      <text:p text:style-name="P3">Configuration file doesn't exist</text:p>
      <text:p text:style-name="P2">Missing atom in the pdb file:</text:p>
      <text:p text:style-name="P35">terminate called after throwing an instance of 'PeleBuildException'</text:p>
      <text:p text:style-name="P37"><text:s text:c="2"/>what(): <text:s/>/!\ Error in MacroBuilder::createMacro: /!\ Error in LinkBuilder::createNewLink: Trying template LEUE:</text:p>
      <text:p text:style-name="P37"><text:bookmark-start text:name="__DdeLink__157_1068747183"/>Template atom 'HD23' in template 'LEUE' not found in residue 'LEU:296:A'<text:bookmark-end text:name="__DdeLink__157_1068747183"/></text:p>
      <text:p text:style-name="P37">!!!!</text:p>
      <text:p text:style-name="P20">Missmatching atoms between template and residue</text:p>
      <text:p text:style-name="P4">Atom name not found in template 'LIGZ'; atom is ' C16' in residue 'LIG:1:Z</text:p>
      <text:p text:style-name="P21">Extra atom:</text:p>
      <text:p text:style-name="P6"><text:bookmark-start text:name="__DdeLink__159_1068747183"/>Atom name not found in template 'METB'; atom is ' H <text:s/>' in residue 'MET:1:A<text:bookmark-end text:name="__DdeLink__159_1068747183"/></text:p>
      <text:p text:style-name="P22">No terminal mark after an NMA residue:</text:p>
      <text:p text:style-name="P7">Atom name not found in template 'NMA'; atom is 'HH31' in residue 'NMA:37:A'</text:p>
      <text:p text:style-name="P32"><text:span text:style-name="T2">Gaps without the TER mark</text:span>: works fine.</text:p>
      <text:p text:style-name="P23">Error in the configuration file:</text:p>
      <text:p text:style-name="P8"><text:s text:c="2"/>what(): <text:s/>/!\ Error in MacroBuilder::createMacro: /!\ Error in SelectionBuilder::getRange: Expecting 2 elements in range specification, but found 1. Offending link range string: 'A:35:A:37'.!!!!</text:p>
      <text:p text:style-name="P24">missing coma <text:span text:style-name="T4">before the “PeleTasks” keyword in the </text:span><text:s/>conf file:</text:p>
      <text:p text:style-name="P9">PeleTasks failed validation</text:p>
      <text:p text:style-name="P9"><text:s text:c="8"/>required item 'PeleTasks' not found.</text:p>
      <text:p text:style-name="P9">validation: FAIL</text:p>
      <text:p text:style-name="P13">Configuration file not valid. Macro won't start</text:p>
      <text:p text:style-name="P25">missing a , or a } in the conf file:</text:p>
      <text:p text:style-name="P10">terminate called after throwing an instance of 'JsonParserException'</text:p>
      <text:p text:style-name="P12">PRINTS THE CONF FILE</text:p>
      <text:p text:style-name="P10">Errors: * Line 141, Column 6</text:p>
      <text:p text:style-name="P10"><text:s text:c="2"/>Missing ',' or '}' in object declaration</text:p>
      <text:p text:style-name="P26">missing and opening [ in the commands section:</text:p>
      <text:p text:style-name="P11">commands failed validation</text:p>
      <text:p text:style-name="P11"><text:s text:c="8"/>Complex failed validation</text:p>
      <text:p text:style-name="P11"><text:s text:c="16"/>files failed validation</text:p>
      <text:p text:style-name="P11"><text:s text:c="24"/>files is of incorrect type</text:p>
      <text:p text:style-name="P11"><text:s text:c="8"/>required item 'commands' not found.</text:p>
      <text:p text:style-name="P11">validation: FAIL</text:p>
      <text:p text:style-name="P13">Configuration file not valid. Macro won't start</text:p>
      <text:p text:style-name="P27">missinf { after a keyword:</text:p>
      <text:p text:style-name="P14">(root): additional property 'trajectoryPath' found.</text:p>
      <text:p text:style-name="P14">validation: FAIL</text:p>
      <text:p text:style-name="P14">Configuration file not valid. Macro won't start</text:p>
      <text:p text:style-name="P7"/>
      <text:p text:style-name="P15">PeleTasks failed validation</text:p>
      <text:p text:style-name="P15"><text:s text:c="8"/>required item 'PeleTasks' not found.</text:p>
      <text:p text:style-name="P15">validation: FAIL</text:p>
      <text:p text:style-name="P15">Configuration file not valid. Macro won't start</text:p>
      <text:p text:style-name="P28"><text:soft-page-break/>Missing a value after the keyword:</text:p>
      <text:p text:style-name="P16">PeleTasks failed validation</text:p>
      <text:p text:style-name="P16"><text:s text:c="8"/>anmFrequency failed validation</text:p>
      <text:p text:style-name="P16"><text:s text:c="16"/>anmFrequency is of incorrect type</text:p>
      <text:p text:style-name="P16"><text:s text:c="8"/>required item 'PeleTasks' not found.</text:p>
      <text:p text:style-name="P16">validation: FAIL</text:p>
      <text:p text:style-name="P16">Configuration file not valid. Macro won't start</text:p>
      <text:p text:style-name="P29">missing the commandtypoe value:</text:p>
      <text:p text:style-name="P17">terminate called after throwing an instance of 'controlFileValidation::ValidationException'</text:p>
      <text:p text:style-name="P17"><text:s text:c="2"/>what(): <text:s/>Error when validating control file: basic_string::_S_construct NULL not valid</text:p>
      <text:p text:style-name="P30">missing template</text:p>
      <text:p text:style-name="P18">terminate called after throwing an instance of 'PeleBuildException'</text:p>
      <text:p text:style-name="P18"><text:s text:c="2"/>what(): <text:s/>/!\ Error in MacroBuilder::createMacro: /!\ Error in LinkBuilder::createNewLink: Trying template FE Z:</text:p>
      <text:p text:style-name="P18">Error getting structural template: /!\ Error in ForceField::getStructuralTemplate: Warning BAD template name!! -&gt; *FE Z*!!</text:p>
      <text:p text:style-name="P18">!!!!</text:p>
      <text:p text:style-name="P31">missing permission:</text:p>
      <text:p text:style-name="P19">terminate called after throwing an instance of 'PeleBuildException'</text:p>
      <text:p text:style-name="P19"><text:s text:c="2"/>what(): <text:s/>/!\ Error in MacroBuilder::createMacro: /!\ Error in PeleOutPutBuilder::createPeleReport: Error: Could't create PeleReport file! (/gpfs/scratch/bsc72/bsc72156/WORK/VS2015/Dataset_OK/TESTset/PL_opls/22_3F80/output/22_3F80_test_report.txt)!!!!</text:p>
      <text:p text:style-name="P19">Aborted</text:p>
      <text:p text:style-name="P33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07:02.944595572</meta:creation-date>
    <dc:date>2016-10-06T14:10:37.044031820</dc:date>
    <meta:editing-duration>P1DT2H1M30S</meta:editing-duration>
    <meta:editing-cycles>21</meta:editing-cycles>
    <meta:generator>LibreOffice/4.2.8.2$Linux_X86_64 LibreOffice_project/420$Build-2</meta:generator>
    <meta:document-statistic meta:table-count="0" meta:image-count="0" meta:object-count="0" meta:page-count="2" meta:paragraph-count="64" meta:word-count="394" meta:character-count="3063" meta:non-whitespace-character-count="2607"/>
  </office:meta>
</office:document-meta>
</file>